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516cm" fo:min-width="0.8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ffffff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cm" svg:stroke-color="#ffffff" draw:marker-start-width="0.305cm" draw:marker-end="Arrow" draw:marker-end-width="0.18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ctwithoutfill">
      <style:graphic-properties svg:stroke-width="0.03cm" svg:stroke-color="#ffffff" draw:marker-start="Arrow" draw:marker-start-width="0.185cm" draw:marker-end="" draw:marker-end-width="0.39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ffffff" draw:marker-start-width="0.295cm" draw:marker-end="Arrow" draw:marker-end-width="0.18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loext:graphic-properties draw:fill="none"/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fffff"/>
    </style:style>
    <style:style style:name="T1" style:family="text">
      <style:text-properties fo:color="#ffffff" fo:font-size="1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.35cm" svg:height="0.8cm" svg:x="1.1cm" svg:y="0.17cm">
          <text:p text:style-name="P1"><text:span text:style-name="T1">M</text:span><text:span text:style-name="T1">O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6cm" svg:height="0.6cm" svg:x="3.6cm" svg:y="0.27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.45cm" svg:y1="0.57cm" svg:x2="3.6cm" svg:y2="0.57cm" draw:start-shape="id1" draw:start-glue-point="1" draw:end-shape="id2" draw:end-glue-point="6" svg:d="M2450 570h1150" svg:viewBox="0 0 1151 1">
          <text:p/>
        </draw:connector>
        <draw:g>
          <svg:title>TexMaths</svg:title>
          <svg:desc>14§display§w_i§svg§600§TRUE§</svg:desc>
          <draw:polygon draw:style-name="gr4" draw:text-style-name="P5" draw:layer="layout" svg:width="0.492cm" svg:height="0.285cm" svg:x="3.66cm" svg:y="1.838cm" svg:viewBox="0 0 493 286" draw:points="247,286 0,286 0,0 493,0 493,286">
            <text:p/>
          </draw:polygon>
          <draw:path draw:style-name="gr5" draw:text-style-name="P6" draw:layer="layout" svg:width="0.326cm" svg:height="0.222cm" svg:x="3.675cm" svg:y="1.832cm" svg:viewBox="0 0 327 223" svg:d="M214 50c2-10 7-29 7-31 0-9-7-13-14-13-6 0-15 3-19 13-1 3-24 98-28 111-3 14-4 23-4 32 0 6 0 7 1 9-11 27-27 41-46 41-39 0-39-35-39-44 0-16 2-35 25-96 6-15 8-22 8-32 0-22-15-40-40-40-47 0-65 72-65 76s4 4 6 4c5 0 5 0 7-8 14-46 33-61 51-61 4 0 12 0 12 16 0 12-5 27-9 34-21 59-28 82-28 100 0 46 34 62 71 62 8 0 31 0 51-34 13 31 47 34 62 34 37 0 58-31 72-60 16-39 32-105 32-128 0-27-13-35-22-35-13 0-25 12-25 23 0 7 3 11 8 14 6 5 18 18 18 42 0 17-15 65-27 90-13 27-30 43-55 43-23 0-36-14-36-42 0-14 4-29 5-36z">
            <text:p/>
          </draw:path>
          <draw:path draw:style-name="gr5" draw:text-style-name="P6" draw:layer="layout" svg:width="0.104cm" svg:height="0.231cm" svg:x="4.029cm" svg:y="1.895cm" svg:viewBox="0 0 105 232" svg:d="M96 13c0-5-4-13-13-13-10 0-20 9-20 19 0 6 4 13 14 13s19-10 19-19zM26 189c-2 4-4 8-4 14 0 16 14 29 33 29 36 0 50-48 50-52 0-5-4-5-5-5-5 0-5 3-7 6-8 28-24 41-37 41-7 0-8-4-8-12s2-13 6-21c3-10 7-19 11-28 2-8 15-40 17-44 1-3 2-7 2-11 0-17-15-29-34-29-34 0-50 47-50 53 0 4 4 4 6 4 5 0 5-2 6-5 9-31 25-43 37-43 6 0 9 3 9 12 0 8-2 14-11 35z">
            <text:p/>
          </draw:path>
        </draw:g>
        <draw:line draw:style-name="gr6" draw:text-style-name="P4" draw:layer="layout" svg:x1="3.9cm" svg:y1="0.87cm" svg:x2="3.9cm" svg:y2="1.67cm">
          <text:p/>
        </draw:line>
        <draw:line draw:style-name="gr7" draw:text-style-name="P4" draw:layer="layout" svg:x1="0.2cm" svg:y1="0.57cm" svg:x2="1.1cm" svg:y2="0.57cm">
          <text:p/>
        </draw:line>
        <draw:g>
          <svg:title>TexMaths</svg:title>
          <svg:desc>14§display§d_i§svg§600§TRUE§</svg:desc>
          <draw:polygon draw:style-name="gr4" draw:text-style-name="P5" draw:layer="layout" svg:width="0.395cm" svg:height="0.416cm" svg:x="2.7cm" svg:y="0.05cm" svg:viewBox="0 0 396 417" draw:points="198,417 0,417 0,0 396,0 396,417">
            <text:p/>
          </draw:polygon>
          <draw:path draw:style-name="gr5" draw:text-style-name="P6" draw:layer="layout" svg:width="0.234cm" svg:height="0.347cm" svg:x="2.72cm" svg:y="0.05cm" svg:viewBox="0 0 235 348" svg:d="M235 6c0-2 0-6-7-6s-53 4-62 6c-4 0-7 2-7 9 0 6 4 6 12 6 24 0 25 4 25 8l-2 10-30 117c-9-18-23-32-45-32-57 0-119 73-119 145 0 47 27 79 66 79 10 0 35-2 64-37 4 21 21 37 45 37 17 0 29-11 36-28 8-16 15-47 15-48 0-5-5-5-6-5-5 0-5 2-6 9-9 32-18 61-38 61-14 0-15-12-15-22 0-13 1-16 3-24zM132 283c-2 9-2 10-10 19-21 27-41 35-55 35-24 0-32-27-32-46 0-24 15-86 28-108 14-30 37-47 57-47 32 0 39 40 39 43 0 2-1 6-2 8z">
            <text:p/>
          </draw:path>
          <draw:path draw:style-name="gr5" draw:text-style-name="P6" draw:layer="layout" svg:width="0.104cm" svg:height="0.232cm" svg:x="2.972cm" svg:y="0.237cm" svg:viewBox="0 0 105 233" svg:d="M96 13c0-5-4-13-13-13-10 0-20 9-20 19 0 6 4 13 14 13s19-10 19-19zM26 189c-3 5-4 8-4 15 0 16 14 29 33 29 36 0 50-48 50-53 0-4-4-4-5-4-5 0-5 2-7 5-8 28-24 42-37 42-7 0-8-5-8-12 0-8 2-14 6-22 3-10 6-19 11-28 2-8 14-40 17-43 1-4 2-8 2-12 0-16-15-29-34-29-34 0-50 47-50 53 0 4 4 4 6 4 5 0 5-2 6-5 9-30 25-43 37-43 6 0 9 4 9 13 0 7-2 13-11 34z">
            <text:p/>
          </draw:path>
        </draw:g>
        <draw:g>
          <svg:title>TexMaths</svg:title>
          <svg:desc>14§display§c_i§svg§600§TRUE§</svg:desc>
          <draw:polygon draw:style-name="gr4" draw:text-style-name="P5" draw:layer="layout" svg:width="0.352cm" svg:height="0.285cm" svg:x="0.302cm" svg:y="0.156cm" svg:viewBox="0 0 353 286" draw:points="177,286 0,286 0,0 353,0 353,286">
            <text:p/>
          </draw:polygon>
          <draw:path draw:style-name="gr5" draw:text-style-name="P6" draw:layer="layout" svg:width="0.192cm" svg:height="0.222cm" svg:x="0.322cm" svg:y="0.15cm" svg:viewBox="0 0 193 223" svg:d="M176 30c-8 0-15 0-22 8-8 7-9 16-9 19 0 11 9 17 19 17 14 0 28-11 28-32 0-24-24-42-60-42-66 0-132 70-132 140 0 44 29 83 81 83 70 0 112-52 112-58 0-3-4-6-6-6-3 0-3 1-7 5-39 48-93 48-99 48-31 0-44-23-44-53 0-20 10-68 27-99 14-28 42-49 69-49 17 0 36 6 43 19z">
            <text:p/>
          </draw:path>
          <draw:path draw:style-name="gr5" draw:text-style-name="P6" draw:layer="layout" svg:width="0.104cm" svg:height="0.231cm" svg:x="0.532cm" svg:y="0.213cm" svg:viewBox="0 0 105 232" svg:d="M96 13c0-5-4-13-13-13-10 0-20 9-20 19 0 6 4 13 14 13s19-10 19-19zM26 189c-2 4-4 8-4 14 0 16 14 29 33 29 36 0 50-48 50-52 0-5-4-5-5-5-5 0-5 3-7 6-8 28-24 41-37 41-7 0-8-4-8-12s2-13 6-21c3-10 7-19 11-28 2-8 15-40 17-44 1-3 2-7 2-11 0-17-15-29-34-29-34 0-50 47-50 53 0 4 4 4 6 4 5 0 5-2 6-5 9-31 25-43 37-43 6 0 9 3 9 12 0 8-2 14-11 35z">
            <text:p/>
          </draw:path>
        </draw:g>
        <draw:g>
          <svg:title>TexMaths</svg:title>
          <svg:desc>14§display§r_i§svg§600§TRUE§</svg:desc>
          <draw:polygon draw:style-name="gr4" draw:text-style-name="P5" draw:layer="layout" svg:width="0.362cm" svg:height="0.285cm" svg:x="4.404cm" svg:y="0.158cm" svg:viewBox="0 0 363 286" draw:points="182,286 0,286 0,0 363,0 363,286">
            <text:p/>
          </draw:polygon>
          <draw:path draw:style-name="gr5" draw:text-style-name="P6" draw:layer="layout" svg:width="0.201cm" svg:height="0.222cm" svg:x="4.419cm" svg:y="0.152cm" svg:viewBox="0 0 202 223" svg:d="M29 189c-1 8-4 19-4 21 0 9 6 13 14 13 6 0 15-4 18-13 1-2 18-69 20-78 4-17 13-52 16-65 2-6 16-29 28-40 3-4 18-16 39-16 14 0 20 6 22 6-16 2-26 14-26 27 0 7 5 17 19 17 12 0 27-11 27-29 0-17-16-32-42-32-32 0-54 25-63 38-4-22-22-38-45-38s-32 19-36 28c-9 17-16 47-16 48 0 4 4 4 6 4 5 0 5 0 9-11 7-34 17-58 35-58 9 0 16 4 16 23 0 10-2 15-8 41z">
            <text:p/>
          </draw:path>
          <draw:path draw:style-name="gr5" draw:text-style-name="P6" draw:layer="layout" svg:width="0.104cm" svg:height="0.231cm" svg:x="4.643cm" svg:y="0.215cm" svg:viewBox="0 0 105 232" svg:d="M96 13c0-5-4-13-13-13-10 0-20 9-20 19 0 6 4 13 14 13s19-10 19-19zM26 189c-2 4-4 8-4 14 0 16 14 29 33 29 36 0 50-48 50-52 0-5-4-5-5-5-5 0-5 3-7 6-8 28-24 41-37 41-7 0-8-4-8-12s2-13 6-21c3-10 7-19 11-28 2-8 15-40 17-44 1-3 2-7 2-11 0-17-15-29-34-29-34 0-50 47-50 53 0 4 4 4 6 4 5 0 5-2 6-5 9-31 25-43 37-43 6 0 9 3 9 12 0 8-2 14-11 35z">
            <text:p/>
          </draw:path>
        </draw:g>
        <draw:line draw:style-name="gr7" draw:text-style-name="P4" draw:layer="layout" svg:x1="4.193cm" svg:y1="0.57cm" svg:x2="5.2cm" svg:y2="0.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2.2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1-02T11:24:20.254660238</dc:date>
    <meta:editing-duration>PT57M8S</meta:editing-duration>
    <meta:editing-cycles>21</meta:editing-cycles>
    <meta:generator>LibreOffice/5.4.4.2$Linux_X86_64 LibreOffice_project/40m0$Build-2</meta:generator>
    <meta:document-statistic meta:object-count="22"/>
  </office:meta>
</office:document-meta>
</file>